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400000429A2C9B9C58DC57F97.png" manifest:media-type="image/png"/>
  <manifest:file-entry manifest:full-path="Pictures/1000020100000280000001B02D71CCBFCD4D6982.png" manifest:media-type="image/png"/>
  <manifest:file-entry manifest:full-path="Pictures/10000201000000F00000009E7E9E4B9191BD1858.png" manifest:media-type="image/png"/>
  <manifest:file-entry manifest:full-path="Pictures/1000020100000299000000D1681C5F2B75FAE4EB.png" manifest:media-type="image/png"/>
  <manifest:file-entry manifest:full-path="Pictures/1000000000000A00000005A0857996A6D601AB13.png" manifest:media-type="image/png"/>
  <manifest:file-entry manifest:full-path="Pictures/1000020100000258000001C2C487D33C022EEB3C.png" manifest:media-type="image/png"/>
  <manifest:file-entry manifest:full-path="Pictures/1000000000000A00000005A093A2F2C02FFF6F1F.png" manifest:media-type="image/png"/>
  <manifest:file-entry manifest:full-path="Pictures/10000201000000F0000000A0266052D75C485DE2.png" manifest:media-type="image/png"/>
  <manifest:file-entry manifest:full-path="Pictures/10000201000000F0000000B479AF1BDDB2FEDB03.png" manifest:media-type="image/png"/>
  <manifest:file-entry manifest:full-path="Pictures/10000201000000680000004EA081B8C5F4AD91D4.png" manifest:media-type="image/png"/>
  <manifest:file-entry manifest:full-path="Pictures/1000000000000A00000005A0F947E61416A5CF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22cm, 24.373cm, 28.071cm, 24.005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912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6.315cm, 14.697cm, 10.655cm, 33.681cm)" draw:image-opacity="100%" style:mirror="none"/>
    </style:style>
    <style:style style:name="gr6" style:family="graphic" style:parent-style-name="standard">
      <style:graphic-properties draw:stroke="dash" draw:stroke-dash="Ultrafine_20_Dotted_20__28_var_29_" svg:stroke-width="0.2cm" svg:stroke-color="#0066cc" draw:marker-start-width="0.8cm" draw:marker-end-width="0.8cm" draw:fill="none" draw:textarea-horizontal-align="justify" draw:textarea-vertical-align="middle" draw:auto-grow-height="false" fo:min-height="0.75cm" fo:min-width="27.424cm" fo:padding-top="0.225cm" fo:padding-bottom="0.225cm" fo:padding-left="0.35cm" fo:padding-right="0.35cm"/>
    </style:style>
    <style:style style:name="gr7" style:family="graphic" style:parent-style-name="standard">
      <style:graphic-properties draw:stroke="dash" draw:stroke-dash="Ultrafine_20_Dotted_20__28_var_29_" svg:stroke-width="0.2cm" svg:stroke-color="#0066cc" draw:marker-start-width="0.8cm" draw:marker-end-width="0.8cm" draw:fill="none" draw:textarea-horizontal-align="justify" draw:textarea-vertical-align="middle" draw:auto-grow-height="false" fo:min-height="12.95cm" fo:min-width="23.9cm" fo:padding-top="0.225cm" fo:padding-bottom="0.225cm" fo:padding-left="0.35cm" fo:padding-right="0.35cm"/>
    </style:style>
    <style:style style:name="gr8" style:family="graphic" style:parent-style-name="standard">
      <style:graphic-properties draw:stroke="dash" draw:stroke-dash="Ultrafine_20_Dotted_20__28_var_29_" svg:stroke-width="0.2cm" svg:stroke-color="#0066cc" draw:marker-start-width="0.8cm" draw:marker-end-width="0.8cm" draw:fill="none" draw:textarea-horizontal-align="justify" draw:textarea-vertical-align="middle" draw:auto-grow-height="false" fo:min-height="12.95cm" fo:min-width="2.699cm" fo:padding-top="0.225cm" fo:padding-bottom="0.225cm" fo:padding-left="0.35cm" fo:padding-right="0.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nidisc Moodboard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7.999cm" svg:height="2.399cm" svg:x="20cm" svg:y="0.001cm">
          <draw:image xlink:href="Pictures/1000000000000A00000005A093A2F2C02FFF6F1F.png" xlink:type="simple" xlink:show="embed" xlink:actuate="onLoad">
            <text:p/>
          </draw:image>
        </draw:frame>
        <draw:frame draw:style-name="gr3" draw:text-style-name="P2" draw:layer="layout" svg:width="8.6cm" svg:height="2.703cm" svg:x="18.8cm" svg:y="7.897cm">
          <draw:image xlink:href="Pictures/1000020100000299000000D1681C5F2B75FAE4EB.png" xlink:type="simple" xlink:show="embed" xlink:actuate="onLoad">
            <text:p/>
          </draw:image>
        </draw:frame>
        <draw:frame draw:style-name="gr3" draw:text-style-name="P2" draw:layer="layout" svg:width="8.954cm" svg:height="6.044cm" svg:x="9.046cm" svg:y="1cm">
          <draw:image xlink:href="Pictures/1000020100000280000001B02D71CCBFCD4D6982.png" xlink:type="simple" xlink:show="embed" xlink:actuate="onLoad">
            <text:p/>
          </draw:image>
        </draw:frame>
        <draw:frame draw:style-name="gr4" draw:text-style-name="P2" draw:layer="layout" svg:width="9.801cm" svg:height="7.199cm" svg:x="17.4cm" svg:y="13.801cm">
          <draw:image xlink:href="Pictures/100002010000051400000429A2C9B9C58DC57F97.png" xlink:type="simple" xlink:show="embed" xlink:actuate="onLoad">
            <text:p/>
          </draw:image>
        </draw:frame>
        <draw:frame draw:style-name="gr3" draw:text-style-name="P2" draw:layer="layout" svg:width="7.31cm" svg:height="5.482cm" svg:x="10.2cm" svg:y="8cm">
          <draw:image xlink:href="Pictures/1000020100000258000001C2C487D33C022EEB3C.png" xlink:type="simple" xlink:show="embed" xlink:actuate="onLoad">
            <text:p/>
          </draw:image>
        </draw:frame>
        <draw:frame draw:style-name="gr3" draw:text-style-name="P2" draw:layer="layout" svg:width="6.349cm" svg:height="4.179cm" svg:x="1.851cm" svg:y="2.2cm">
          <draw:image xlink:href="Pictures/10000201000000F00000009E7E9E4B9191BD1858.png" xlink:type="simple" xlink:show="embed" xlink:actuate="onLoad">
            <text:p/>
          </draw:image>
        </draw:frame>
        <draw:frame draw:style-name="gr3" draw:text-style-name="P2" draw:layer="layout" svg:width="5.151cm" svg:height="3.863cm" svg:x="4.4cm" svg:y="8.2cm">
          <draw:image xlink:href="Pictures/10000201000000680000004EA081B8C5F4AD91D4.png" xlink:type="simple" xlink:show="embed" xlink:actuate="onLoad">
            <text:p/>
          </draw:image>
        </draw:frame>
        <draw:frame draw:style-name="gr3" draw:text-style-name="P2" draw:layer="layout" svg:width="6.349cm" svg:height="4.232cm" svg:x="10.8cm" svg:y="14.4cm">
          <draw:image xlink:href="Pictures/10000201000000F0000000A0266052D75C485DE2.png" xlink:type="simple" xlink:show="embed" xlink:actuate="onLoad">
            <text:p/>
          </draw:image>
        </draw:frame>
        <draw:frame draw:style-name="gr3" draw:text-style-name="P2" draw:layer="layout" svg:width="6.349cm" svg:height="4.762cm" svg:x="4.4cm" svg:y="14.6cm">
          <draw:image xlink:href="Pictures/10000201000000F0000000B479AF1BDDB2FEDB03.png" xlink:type="simple" xlink:show="embed" xlink:actuate="onLoad">
            <text:p/>
          </draw:image>
        </draw:frame>
        <draw:frame draw:style-name="gr5" draw:text-style-name="P2" draw:layer="layout" svg:width="7.999cm" svg:height="4.599cm" svg:x="19.801cm" svg:y="2.601cm">
          <draw:image xlink:href="Pictures/1000000000000A00000005A0F947E61416A5CF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2" draw:layer="layout" svg:width="27.999cm" svg:height="15.749cm" svg:x="0.076cm" svg:y="2.655cm">
          <draw:image xlink:href="Pictures/1000000000000A00000005A0857996A6D601AB13.png" xlink:type="simple" xlink:show="embed" xlink:actuate="onLoad">
            <text:p/>
          </draw:image>
        </draw:frame>
        <draw:custom-shape draw:style-name="gr6" draw:text-style-name="P3" draw:layer="layout" svg:width="27.924cm" svg:height="1cm" svg:x="-0.124cm" svg:y="3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6cm" svg:height="13.4cm" svg:x="0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6cm" svg:height="13.4cm" svg:x="0cm" svg:y="4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399cm" svg:height="13.4cm" svg:x="24.676cm" svg:y="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3T15:18:14.204641981</meta:creation-date>
    <dc:date>2020-03-13T16:09:12.521345668</dc:date>
    <meta:editing-duration>PT9M11S</meta:editing-duration>
    <meta:editing-cycles>1</meta:editing-cycles>
    <meta:document-statistic meta:object-count="44"/>
    <meta:generator>LibreOffice/5.2.7.2$Linux_X86_64 LibreOffice_project/20m0$Build-2</meta:generator>
  </office:meta>
</office:document-meta>
</file>